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0.4258333333333cm" style:use-optimal-column-width="true"/>
    </style:style>
    <style:style style:name="co3" style:family="table-column">
      <style:table-column-properties fo:break-before="auto" style:column-width="19.5368333333333cm" style:use-optimal-column-width="true"/>
    </style:style>
    <style:style style:name="co4" style:family="table-column">
      <style:table-column-properties fo:break-before="auto" style:column-width="1.841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DA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tp://results.jntuh.ac.in/jsp/SearchResult.jsp?degree=btech&amp;examCode=1323&amp;etype=r16&amp;type=grade16</text:p>
          </table:table-cell>
          <table:table-cell office:value-type="string" table:style-name="ce1">
            <text:p>B.Tech I Year I Semester (R18) Regular Examinations Results</text:p>
          </table:table-cell>
          <table:table-cell office:value-type="date" office:date-value="2019-02-16T00:00:00" table:style-name="ce2">
            <text:p>16-Feb-19</text:p>
          </table:table-cell>
          <table:table-cell table:number-columns-repeated="16380"/>
        </table:table-row>
        <table:table-row table:style-name="ro1">
          <table:table-cell office:value-type="float" office:value="2" table:formula="of:=SUM([.A2];1)" table:style-name="ce1">
            <text:p>2</text:p>
          </table:table-cell>
          <table:table-cell office:value-type="string" table:style-name="ce1">
            <text:p>http://results.jntuh.ac.in/jsp/SearchResult.jsp?degree=btech&amp;examCode=1358&amp;etype=r16&amp;type=grade16</text:p>
          </table:table-cell>
          <table:table-cell office:value-type="string" table:style-name="ce1">
            <text:p>B.Tech I Year I Semester (R18) Supplementary Examinations Results</text:p>
          </table:table-cell>
          <table:table-cell office:value-type="date" office:date-value="2019-07-14T00:00:00" table:style-name="ce2">
            <text:p>14-Jul-19</text:p>
          </table:table-cell>
          <table:table-cell table:number-columns-repeated="16380"/>
        </table:table-row>
        <table:table-row table:style-name="ro1">
          <table:table-cell office:value-type="float" office:value="3" table:formula="of:=SUM([.A3];1)" table:style-name="ce1">
            <text:p>3</text:p>
          </table:table-cell>
          <table:table-cell office:value-type="string" table:style-name="ce1">
            <text:p>http://results.jntuh.ac.in/jsp/SearchResult.jsp?degree=btech&amp;examCode=1356&amp;etype=r16&amp;type=grade16</text:p>
          </table:table-cell>
          <table:table-cell office:value-type="string" table:style-name="ce1">
            <text:p>B.Tech I Year II Semester (R18) Regular Examinations Results</text:p>
          </table:table-cell>
          <table:table-cell office:value-type="date" office:date-value="2019-07-14T00:00:00" table:style-name="ce2">
            <text:p>14-Jul-19</text:p>
          </table:table-cell>
          <table:table-cell table:number-columns-repeated="16380"/>
        </table:table-row>
        <table:table-row table:style-name="ro1">
          <table:table-cell office:value-type="float" office:value="4" table:formula="of:=SUM([.A4];1)" table:style-name="ce1">
            <text:p>4</text:p>
          </table:table-cell>
          <table:table-cell office:value-type="string" table:style-name="ce1">
            <text:p>http://results.jntuh.ac.in/jsp/SearchResult.jsp?degree=btech&amp;examCode=1363&amp;etype=r17&amp;type=grade17</text:p>
          </table:table-cell>
          <table:table-cell office:value-type="string" table:style-name="ce1">
            <text:p>I B.Tech. II Semester (R18) Regular Examination Results(Studied 1-1 in R16 AND 1-2 IN R18 Regulation students)</text:p>
          </table:table-cell>
          <table:table-cell office:value-type="date" office:date-value="2019-07-20T00:00:00" table:style-name="ce2">
            <text:p>20-Jul-19</text:p>
          </table:table-cell>
          <table:table-cell table:number-columns-repeated="16380"/>
        </table:table-row>
        <table:table-row table:style-name="ro1">
          <table:table-cell office:value-type="float" office:value="5" table:formula="of:=SUM([.A5];1)" table:style-name="ce1">
            <text:p>5</text:p>
          </table:table-cell>
          <table:table-cell office:value-type="string" table:style-name="ce1">
            <text:p>http://results.jntuh.ac.in/jsp/SearchResult.jsp?degree=btech&amp;examCode=1356&amp;etype=rcrv</text:p>
          </table:table-cell>
          <table:table-cell office:value-type="string" table:style-name="ce1">
            <text:p>RCRV B.Tech I Year II Semester (R18) Regular Examinations Results</text:p>
          </table:table-cell>
          <table:table-cell office:value-type="date" office:date-value="2019-08-06T00:00:00" table:style-name="ce2">
            <text:p>06-Aug-19</text:p>
          </table:table-cell>
          <table:table-cell table:number-columns-repeated="16380"/>
        </table:table-row>
        <table:table-row table:style-name="ro1">
          <table:table-cell office:value-type="float" office:value="6" table:formula="of:=SUM([.A6];1)" table:style-name="ce1">
            <text:p>6</text:p>
          </table:table-cell>
          <table:table-cell office:value-type="string" table:style-name="ce1">
            <text:p>http://results.jntuh.ac.in/jsp/SearchResult.jsp?degree=btech&amp;examCode=1363&amp;etype=rcrv</text:p>
          </table:table-cell>
          <table:table-cell office:value-type="string" table:style-name="ce1">
            <text:p>RCRV B.Tech I Year II Semester (R18) Regular Examinations Results(Studied 1-1 in R16 AND 1-2 IN R18 Regulation students)</text:p>
          </table:table-cell>
          <table:table-cell office:value-type="date" office:date-value="2019-08-06T00:00:00" table:style-name="ce2">
            <text:p>06-Aug-19</text:p>
          </table:table-cell>
          <table:table-cell table:number-columns-repeated="16380"/>
        </table:table-row>
        <table:table-row table:style-name="ro1">
          <table:table-cell office:value-type="float" office:value="7" table:formula="of:=SUM([.A7];1)" table:style-name="ce1">
            <text:p>7</text:p>
          </table:table-cell>
          <table:table-cell office:value-type="string" table:style-name="ce1">
            <text:p>http://results.jntuh.ac.in/jsp/SearchResult.jsp?degree=btech&amp;examCode=1381&amp;etype=r16&amp;type=grade16</text:p>
          </table:table-cell>
          <table:table-cell office:value-type="string" table:style-name="ce1">
            <text:p>B.Tech I Year II Semester (R18) Advanced Supplementary Examinations Results</text:p>
          </table:table-cell>
          <table:table-cell office:value-type="date" office:date-value="2019-09-16T00:00:00" table:style-name="ce2">
            <text:p>16-Sep-19</text:p>
          </table:table-cell>
          <table:table-cell table:number-columns-repeated="16380"/>
        </table:table-row>
        <table:table-row table:style-name="ro1">
          <table:table-cell office:value-type="float" office:value="8" table:formula="of:=SUM([.A8];1)" table:style-name="ce1">
            <text:p>8</text:p>
          </table:table-cell>
          <table:table-cell office:value-type="string" table:style-name="ce1">
            <text:p>http://results.jntuh.ac.in/jsp/SearchResult.jsp?degree=btech&amp;examCode=1381&amp;etype=r16&amp;result=gradercrv&amp;type=rcrvintgrade</text:p>
          </table:table-cell>
          <table:table-cell office:value-type="string" table:style-name="ce1">
            <text:p>RCRV B.Tech I Year II Semester (R18) Advanced Supplementary Examinations Results</text:p>
          </table:table-cell>
          <table:table-cell office:value-type="date" office:date-value="2019-10-18T00:00:00" table:style-name="ce2">
            <text:p>18-Oct-19</text:p>
          </table:table-cell>
          <table:table-cell table:number-columns-repeated="16380"/>
        </table:table-row>
        <table:table-row table:style-name="ro1">
          <table:table-cell office:value-type="float" office:value="9" table:formula="of:=SUM([.A9];1)" table:style-name="ce1">
            <text:p>9</text:p>
          </table:table-cell>
          <table:table-cell office:value-type="string" table:style-name="ce1">
            <text:p>http://results.jntuh.ac.in/jsp/SearchResult.jsp?degree=btech&amp;examCode=1391&amp;etype=r17&amp;type=grade17</text:p>
          </table:table-cell>
          <table:table-cell office:value-type="string" table:style-name="ce1">
            <text:p>B.Tech II Year I Semester (R18) Regular Examinations Results</text:p>
          </table:table-cell>
          <table:table-cell office:value-type="date" office:date-value="2020-02-16T00:00:00" table:style-name="ce2">
            <text:p>16-Feb-20</text:p>
          </table:table-cell>
          <table:table-cell table:number-columns-repeated="16380"/>
        </table:table-row>
        <table:table-row table:style-name="ro1">
          <table:table-cell office:value-type="float" office:value="10" table:formula="of:=SUM([.A10];1)" table:style-name="ce1">
            <text:p>10</text:p>
          </table:table-cell>
          <table:table-cell office:value-type="string" table:style-name="ce1">
            <text:p>http://results.jntuh.ac.in/jsp/SearchResult.jsp?degree=btech&amp;examCode=1404&amp;etype=r17&amp;type=grade17</text:p>
          </table:table-cell>
          <table:table-cell office:value-type="string" table:style-name="ce1">
            <text:p>B.Tech I Year I Semester (R18) Regular Examinations Results</text:p>
          </table:table-cell>
          <table:table-cell office:value-type="date" office:date-value="2020-03-03T00:00:00" table:style-name="ce2">
            <text:p>03-Mar-20</text:p>
          </table:table-cell>
          <table:table-cell table:number-columns-repeated="16380"/>
        </table:table-row>
        <table:table-row table:style-name="ro1">
          <table:table-cell office:value-type="float" office:value="11" table:formula="of:=SUM([.A11];1)" table:style-name="ce1">
            <text:p>11</text:p>
          </table:table-cell>
          <table:table-cell office:value-type="string" table:style-name="ce1">
            <text:p>http://results.jntuh.ac.in/jsp/SearchResult.jsp?degree=btech&amp;examCode=1430&amp;etype=r17&amp;type=intgrade</text:p>
          </table:table-cell>
          <table:table-cell office:value-type="string" table:style-name="ce1">
            <text:p>B.Tech I Year I Semester (R18) Supplementary Examinations Results</text:p>
          </table:table-cell>
          <table:table-cell office:value-type="date" office:date-value="2021-01-11T00:00:00" table:style-name="ce2">
            <text:p>11-Jan-21</text:p>
          </table:table-cell>
          <table:table-cell table:number-columns-repeated="16380"/>
        </table:table-row>
        <table:table-row table:style-name="ro1">
          <table:table-cell office:value-type="float" office:value="12" table:formula="of:=SUM([.A12];1)" table:style-name="ce1">
            <text:p>12</text:p>
          </table:table-cell>
          <table:table-cell office:value-type="string" table:style-name="ce1">
            <text:p>http://results.jntuh.ac.in/jsp/SearchResult.jsp?degree=btech&amp;examCode=1425&amp;etype=r17&amp;type=intgrade</text:p>
          </table:table-cell>
          <table:table-cell office:value-type="string" table:style-name="ce1">
            <text:p>B.Tech II Year I Semester (R18) Supplementary Examinations Results</text:p>
          </table:table-cell>
          <table:table-cell office:value-type="date" office:date-value="2021-01-11T00:00:00" table:style-name="ce2">
            <text:p>11-Jan-21</text:p>
          </table:table-cell>
          <table:table-cell table:number-columns-repeated="16380"/>
        </table:table-row>
        <table:table-row table:style-name="ro1">
          <table:table-cell office:value-type="float" office:value="13" table:formula="of:=SUM([.A13];1)" table:style-name="ce1">
            <text:p>13</text:p>
          </table:table-cell>
          <table:table-cell office:value-type="string" table:style-name="ce1">
            <text:p>http://results.jntuh.ac.in/jsp/SearchResult.jsp?degree=btech&amp;examCode=1435&amp;etype=r17&amp;type=intgrade</text:p>
          </table:table-cell>
          <table:table-cell office:value-type="string" table:style-name="ce1">
            <text:p>B.Tech I Year II Semester (R18) Regular Examinations Results</text:p>
          </table:table-cell>
          <table:table-cell office:value-type="date" office:date-value="2021-01-21T00:00:00" table:style-name="ce2">
            <text:p>21-Jan-21</text:p>
          </table:table-cell>
          <table:table-cell table:number-columns-repeated="16380"/>
        </table:table-row>
        <table:table-row table:style-name="ro1">
          <table:table-cell office:value-type="float" office:value="14" table:formula="of:=SUM([.A14];1)" table:style-name="ce1">
            <text:p>14</text:p>
          </table:table-cell>
          <table:table-cell office:value-type="string" table:style-name="ce1">
            <text:p>http://results.jntuh.ac.in/jsp/SearchResult.jsp?degree=btech&amp;examCode=1437&amp;etype=r17&amp;type=intgrade</text:p>
          </table:table-cell>
          <table:table-cell office:value-type="string" table:style-name="ce1">
            <text:p>B.Tech II Year II Semester (R18) Regular Examinations Results</text:p>
          </table:table-cell>
          <table:table-cell office:value-type="date" office:date-value="2021-01-25T00:00:00" table:style-name="ce2">
            <text:p>25-Jan-21</text:p>
          </table:table-cell>
          <table:table-cell table:number-columns-repeated="16380"/>
        </table:table-row>
        <table:table-row table:style-name="ro1">
          <table:table-cell office:value-type="float" office:value="15" table:formula="of:=SUM([.A15];1)" table:style-name="ce1">
            <text:p>15</text:p>
          </table:table-cell>
          <table:table-cell office:value-type="string" table:style-name="ce1">
            <text:p>http://results.jntuh.ac.in/jsp/SearchResult.jsp?degree=btech&amp;examCode=1435&amp;etype=r17&amp;result=gradercrv&amp;type=rcrvintgrade</text:p>
          </table:table-cell>
          <table:table-cell office:value-type="string" table:style-name="ce1">
            <text:p>RC/RV B.Tech I Year II Semester (R18) Regular Examinations Results</text:p>
          </table:table-cell>
          <table:table-cell office:value-type="date" office:date-value="2021-02-25T00:00:00" table:style-name="ce2">
            <text:p>25-Feb-21</text:p>
          </table:table-cell>
          <table:table-cell table:number-columns-repeated="16380"/>
        </table:table-row>
        <table:table-row table:style-name="ro1">
          <table:table-cell office:value-type="float" office:value="16" table:formula="of:=SUM([.A16];1)" table:style-name="ce1">
            <text:p>16</text:p>
          </table:table-cell>
          <table:table-cell office:value-type="string" table:style-name="ce1">
            <text:p>http://results.jntuh.ac.in/jsp/SearchResult.jsp?degree=btech&amp;examCode=1430&amp;etype=r17&amp;result=gradercrv&amp;type=rcrvintgrade</text:p>
          </table:table-cell>
          <table:table-cell office:value-type="string" table:style-name="ce1">
            <text:p>RC/RV B.Tech I Year I Semester (R18) Supplementary Examinations Results</text:p>
          </table:table-cell>
          <table:table-cell office:value-type="date" office:date-value="2021-02-25T00:00:00" table:style-name="ce2">
            <text:p>25-Feb-21</text:p>
          </table:table-cell>
          <table:table-cell table:number-columns-repeated="16380"/>
        </table:table-row>
        <table:table-row table:style-name="ro1">
          <table:table-cell office:value-type="float" office:value="17" table:formula="of:=SUM([.A17];1)" table:style-name="ce1">
            <text:p>17</text:p>
          </table:table-cell>
          <table:table-cell office:value-type="string" table:style-name="ce1">
            <text:p>http://results.jntuh.ac.in/jsp/SearchResult.jsp?degree=btech&amp;examCode=1437&amp;etype=r17&amp;result=gradercrv&amp;type=rcrvintgrade</text:p>
          </table:table-cell>
          <table:table-cell office:value-type="string" table:style-name="ce1">
            <text:p>RC/RV B.Tech II Year II Semester (R18) Regular Examinations Results</text:p>
          </table:table-cell>
          <table:table-cell office:value-type="date" office:date-value="2021-02-25T00:00:00" table:style-name="ce2">
            <text:p>25-Feb-21</text:p>
          </table:table-cell>
          <table:table-cell table:number-columns-repeated="16380"/>
        </table:table-row>
        <table:table-row table:style-name="ro1">
          <table:table-cell office:value-type="float" office:value="18" table:formula="of:=SUM([.A18];1)" table:style-name="ce1">
            <text:p>18</text:p>
          </table:table-cell>
          <table:table-cell office:value-type="string" table:style-name="ce1">
            <text:p>http://results.jntuh.ac.in/jsp/SearchResult.jsp?degree=btech&amp;examCode=1425&amp;etype=r17&amp;result=gradercrv&amp;type=rcrvintgrade</text:p>
          </table:table-cell>
          <table:table-cell office:value-type="string" table:style-name="ce1">
            <text:p>RC/RV B.Tech II Year I Semester (R18) Supplementary Examinations Results</text:p>
          </table:table-cell>
          <table:table-cell office:value-type="date" office:date-value="2021-02-26T00:00:00" table:style-name="ce2">
            <text:p>26-Feb-21</text:p>
          </table:table-cell>
          <table:table-cell table:number-columns-repeated="16380"/>
        </table:table-row>
        <table:table-row table:style-name="ro1">
          <table:table-cell office:value-type="float" office:value="19" table:formula="of:=SUM([.A19];1)" table:style-name="ce1">
            <text:p>19</text:p>
          </table:table-cell>
          <table:table-cell office:value-type="string" table:style-name="ce1">
            <text:p>http://results.jntuh.ac.in/jsp/SearchResult.jsp?degree=btech&amp;examCode=1448&amp;etype=r17&amp;type=intgrade</text:p>
          </table:table-cell>
          <table:table-cell office:value-type="string" table:style-name="ce1">
            <text:p>B.Tech I Year II Semester (R18) Regular during COVID Pandemic Examinations Results</text:p>
          </table:table-cell>
          <table:table-cell office:value-type="date" office:date-value="2021-03-06T00:00:00" table:style-name="ce2">
            <text:p>06-Mar-21</text:p>
          </table:table-cell>
          <table:table-cell table:number-columns-repeated="16380"/>
        </table:table-row>
        <table:table-row table:style-name="ro1">
          <table:table-cell office:value-type="float" office:value="20" table:formula="of:=SUM([.A20];1)" table:style-name="ce1">
            <text:p>20</text:p>
          </table:table-cell>
          <table:table-cell office:value-type="string" table:style-name="ce1">
            <text:p>http://results.jntuh.ac.in/jsp/SearchResult.jsp?degree=btech&amp;examCode=1447&amp;etype=r17&amp;type=intgrade</text:p>
          </table:table-cell>
          <table:table-cell office:value-type="string" table:style-name="ce1">
            <text:p>B.Tech II Year II Semester (R18) Regular during COVID Pandemic Examinations Results</text:p>
          </table:table-cell>
          <table:table-cell office:value-type="date" office:date-value="2021-03-06T00:00:00" table:style-name="ce2">
            <text:p>06-Mar-21</text:p>
          </table:table-cell>
          <table:table-cell table:number-columns-repeated="16380"/>
        </table:table-row>
        <table:table-row table:style-name="ro1">
          <table:table-cell office:value-type="float" office:value="21" table:formula="of:=SUM([.A21];1)" table:style-name="ce1">
            <text:p>21</text:p>
          </table:table-cell>
          <table:table-cell office:value-type="string" table:style-name="ce1">
            <text:p>http://results.jntuh.ac.in/jsp/SearchResult.jsp?degree=btech&amp;examCode=1447&amp;etype=r17&amp;result=gradercrv&amp;type=rcrvintgrade</text:p>
          </table:table-cell>
          <table:table-cell office:value-type="string" table:style-name="ce1">
            <text:p>RC/RV B.Tech II Year II Semester (R18) Regular during COVID Pandemic Examinations Results</text:p>
          </table:table-cell>
          <table:table-cell office:value-type="date" office:date-value="2021-04-06T00:00:00" table:style-name="ce2">
            <text:p>06-Apr-21</text:p>
          </table:table-cell>
          <table:table-cell table:number-columns-repeated="16380"/>
        </table:table-row>
        <table:table-row table:style-name="ro1">
          <table:table-cell office:value-type="float" office:value="22" table:formula="of:=SUM([.A22];1)" table:style-name="ce1">
            <text:p>22</text:p>
          </table:table-cell>
          <table:table-cell office:value-type="string" table:style-name="ce1">
            <text:p>http://results.jntuh.ac.in/jsp/SearchResult.jsp?degree=btech&amp;examCode=1454&amp;etype=r17&amp;type=intgrade</text:p>
          </table:table-cell>
          <table:table-cell office:value-type="string" table:style-name="ce1">
            <text:p>B.Tech III Year I Semester (R18) Regular Examinations Results</text:p>
          </table:table-cell>
          <table:table-cell office:value-type="date" office:date-value="2021-07-19T00:00:00" table:style-name="ce2">
            <text:p>19-Jul-21</text:p>
          </table:table-cell>
          <table:table-cell table:number-columns-repeated="16380"/>
        </table:table-row>
        <table:table-row table:style-name="ro1">
          <table:table-cell office:value-type="float" office:value="23" table:formula="of:=SUM([.A23];1)" table:style-name="ce1">
            <text:p>23</text:p>
          </table:table-cell>
          <table:table-cell office:value-type="string" table:style-name="ce1">
            <text:p>http://results.jntuh.ac.in/jsp/SearchResult.jsp?degree=btech&amp;examCode=1449&amp;etype=r17&amp;type=intgrade</text:p>
          </table:table-cell>
          <table:table-cell office:value-type="string" table:style-name="ce1">
            <text:p>B.Tech II Year I Semester (R18) Regular Examinations Results</text:p>
          </table:table-cell>
          <table:table-cell office:value-type="date" office:date-value="2021-07-19T00:00:00" table:style-name="ce2">
            <text:p>19-Jul-21</text:p>
          </table:table-cell>
          <table:table-cell table:number-columns-repeated="16380"/>
        </table:table-row>
        <table:table-row table:style-name="ro1">
          <table:table-cell office:value-type="float" office:value="24" table:formula="of:=SUM([.A24];1)" table:style-name="ce1">
            <text:p>24</text:p>
          </table:table-cell>
          <table:table-cell office:value-type="string" table:style-name="ce1">
            <text:p>http://results.jntuh.ac.in/jsp/SearchResult.jsp?degree=btech&amp;examCode=1454&amp;etype=r17&amp;result=gradercrv&amp;type=rcrvintgrade</text:p>
          </table:table-cell>
          <table:table-cell office:value-type="string" table:style-name="ce1">
            <text:p>RC/RV B.Tech III Year I Semester (R18) Regular Examinations Results</text:p>
          </table:table-cell>
          <table:table-cell office:value-type="date" office:date-value="2021-09-01T00:00:00" table:style-name="ce2">
            <text:p>01-Sep-21</text:p>
          </table:table-cell>
          <table:table-cell table:number-columns-repeated="16380"/>
        </table:table-row>
        <table:table-row table:style-name="ro1">
          <table:table-cell office:value-type="float" office:value="25" table:formula="of:=SUM([.A25];1)" table:style-name="ce1">
            <text:p>25</text:p>
          </table:table-cell>
          <table:table-cell office:value-type="string" table:style-name="ce1">
            <text:p>http://results.jntuh.ac.in/jsp/SearchResult.jsp?degree=btech&amp;examCode=1449&amp;etype=r17&amp;result=gradercrv&amp;type=rcrvintgrade</text:p>
          </table:table-cell>
          <table:table-cell office:value-type="string" table:style-name="ce1">
            <text:p>RC/RV B.Tech II Year I Semester (R18) Regular Examinations Results</text:p>
          </table:table-cell>
          <table:table-cell office:value-type="date" office:date-value="2021-09-02T00:00:00" table:style-name="ce2">
            <text:p>02-Sep-21</text:p>
          </table:table-cell>
          <table:table-cell table:number-columns-repeated="16380"/>
        </table:table-row>
        <table:table-row table:style-name="ro1">
          <table:table-cell office:value-type="float" office:value="26" table:formula="of:=SUM([.A26];1)" table:style-name="ce1">
            <text:p>26</text:p>
          </table:table-cell>
          <table:table-cell office:value-type="string" table:style-name="ce1">
            <text:p>http://results.jntuh.ac.in/jsp/SearchResult.jsp?degree=btech&amp;examCode=1467&amp;etype=r17&amp;type=intgrade</text:p>
          </table:table-cell>
          <table:table-cell office:value-type="string" table:style-name="ce1">
            <text:p>B.Tech I Year I Semester (R18) Regular Examinations Results</text:p>
          </table:table-cell>
          <table:table-cell office:value-type="date" office:date-value="2021-09-06T00:00:00" table:style-name="ce2">
            <text:p>06-Sep-21</text:p>
          </table:table-cell>
          <table:table-cell table:number-columns-repeated="16380"/>
        </table:table-row>
        <table:table-row table:style-name="ro1">
          <table:table-cell office:value-type="float" office:value="27" table:formula="of:=SUM([.A27];1)" table:style-name="ce1">
            <text:p>27</text:p>
          </table:table-cell>
          <table:table-cell office:value-type="string" table:style-name="ce1">
            <text:p>http://results.jntuh.ac.in/jsp/SearchResult.jsp?degree=btech&amp;examCode=1476&amp;etype=r17&amp;type=intgrade</text:p>
          </table:table-cell>
          <table:table-cell office:value-type="string" table:style-name="ce1">
            <text:p>B.Tech II Year II Semester (R18) Supplementary Examinations Results</text:p>
          </table:table-cell>
          <table:table-cell office:value-type="date" office:date-value="2021-09-15T00:00:00" table:style-name="ce2">
            <text:p>15-Sep-21</text:p>
          </table:table-cell>
          <table:table-cell table:number-columns-repeated="16380"/>
        </table:table-row>
        <table:table-row table:style-name="ro1">
          <table:table-cell office:value-type="float" office:value="28" table:formula="of:=SUM([.A28];1)" table:style-name="ce1">
            <text:p>28</text:p>
          </table:table-cell>
          <table:table-cell office:value-type="string" table:style-name="ce1">
            <text:p>http://results.jntuh.ac.in/jsp/SearchResult.jsp?degree=btech&amp;examCode=1481&amp;etype=r17&amp;type=intgrade</text:p>
          </table:table-cell>
          <table:table-cell office:value-type="string" table:style-name="ce1">
            <text:p>B.Tech I Year II Semester (R18) Supplementary Examinations Results</text:p>
          </table:table-cell>
          <table:table-cell office:value-type="date" office:date-value="2021-09-20T00:00:00" table:style-name="ce2">
            <text:p>20-Sep-21</text:p>
          </table:table-cell>
          <table:table-cell table:number-columns-repeated="16380"/>
        </table:table-row>
        <table:table-row table:style-name="ro1">
          <table:table-cell office:value-type="float" office:value="29" table:formula="of:=SUM([.A29];1)" table:style-name="ce1">
            <text:p>29</text:p>
          </table:table-cell>
          <table:table-cell office:value-type="string" table:style-name="ce1">
            <text:p>http://results.jntuh.ac.in/jsp/SearchResult.jsp?degree=btech&amp;examCode=1467&amp;etype=r17&amp;result=gradercrv&amp;type=rcrvintgrade</text:p>
          </table:table-cell>
          <table:table-cell office:value-type="string" table:style-name="ce1">
            <text:p>RC/RV B.Tech I Year I Semester (R18) Regular Examinations Results</text:p>
          </table:table-cell>
          <table:table-cell office:value-type="date" office:date-value="2021-09-26T00:00:00" table:style-name="ce2">
            <text:p>26-Sep-21</text:p>
          </table:table-cell>
          <table:table-cell table:number-columns-repeated="16380"/>
        </table:table-row>
        <table:table-row table:style-name="ro1">
          <table:table-cell office:value-type="float" office:value="30" table:formula="of:=SUM([.A30];1)" table:style-name="ce1">
            <text:p>30</text:p>
          </table:table-cell>
          <table:table-cell office:value-type="string" table:style-name="ce1">
            <text:p>http://results.jntuh.ac.in/jsp/SearchResult.jsp?degree=btech&amp;examCode=1481&amp;etype=r17&amp;result=gradercrv&amp;type=rcrvintgrade</text:p>
          </table:table-cell>
          <table:table-cell office:value-type="string" table:style-name="ce1">
            <text:p>RC/RV B.Tech I Year II Semester (R18) Supplementary Examinations Results</text:p>
          </table:table-cell>
          <table:table-cell office:value-type="date" office:date-value="2021-10-13T00:00:00" table:style-name="ce2">
            <text:p>13-Oct-21</text:p>
          </table:table-cell>
          <table:table-cell table:number-columns-repeated="16380"/>
        </table:table-row>
        <table:table-row table:style-name="ro1">
          <table:table-cell office:value-type="float" office:value="31" table:formula="of:=SUM([.A31];1)" table:style-name="ce1">
            <text:p>31</text:p>
          </table:table-cell>
          <table:table-cell office:value-type="string" table:style-name="ce1">
            <text:p>http://results.jntuh.ac.in/jsp/SearchResult.jsp?degree=btech&amp;examCode=1491&amp;etype=r17&amp;type=intgrade</text:p>
          </table:table-cell>
          <table:table-cell office:value-type="string" table:style-name="ce1">
            <text:p>B.Tech III Year I Semester (R18) Supplementary Examinations Results</text:p>
          </table:table-cell>
          <table:table-cell office:value-type="date" office:date-value="2021-11-18T00:00:00" table:style-name="ce2">
            <text:p>18-Nov-21</text:p>
          </table:table-cell>
          <table:table-cell table:number-columns-repeated="16380"/>
        </table:table-row>
        <table:table-row table:style-name="ro1">
          <table:table-cell office:value-type="float" office:value="32" table:formula="of:=SUM([.A32];1)" table:style-name="ce1">
            <text:p>32</text:p>
          </table:table-cell>
          <table:table-cell office:value-type="string" table:style-name="ce1">
            <text:p>http://results.jntuh.ac.in/jsp/SearchResult.jsp?degree=btech&amp;examCode=1501&amp;etype=r17&amp;type=intgrade</text:p>
          </table:table-cell>
          <table:table-cell office:value-type="string" table:style-name="ce1">
            <text:p>B.Tech II Year II Semester (R18) Regular Examinations Results</text:p>
          </table:table-cell>
          <table:table-cell office:value-type="date" office:date-value="2021-11-18T00:00:00" table:style-name="ce2">
            <text:p>18-Nov-21</text:p>
          </table:table-cell>
          <table:table-cell table:number-columns-repeated="16380"/>
        </table:table-row>
        <table:table-row table:style-name="ro1">
          <table:table-cell office:value-type="float" office:value="33" table:formula="of:=SUM([.A33];1)" table:style-name="ce1">
            <text:p>33</text:p>
          </table:table-cell>
          <table:table-cell office:value-type="string" table:style-name="ce1">
            <text:p>http://results.jntuh.ac.in/jsp/SearchResult.jsp?degree=btech&amp;examCode=1496&amp;etype=r17&amp;type=intgrade</text:p>
          </table:table-cell>
          <table:table-cell office:value-type="string" table:style-name="ce1">
            <text:p>B.Tech II Year I Semester (R18) Supplementary Examinations Results</text:p>
          </table:table-cell>
          <table:table-cell office:value-type="date" office:date-value="2021-11-20T00:00:00" table:style-name="ce2">
            <text:p>20-Nov-21</text:p>
          </table:table-cell>
          <table:table-cell table:number-columns-repeated="16380"/>
        </table:table-row>
        <table:table-row table:style-name="ro1">
          <table:table-cell office:value-type="float" office:value="34" table:formula="of:=SUM([.A34];1)" table:style-name="ce1">
            <text:p>34</text:p>
          </table:table-cell>
          <table:table-cell office:value-type="string" table:style-name="ce1">
            <text:p>http://results.jntuh.ac.in/jsp/SearchResult.jsp?degree=btech&amp;examCode=1504&amp;etype=r17&amp;type=intgrade</text:p>
          </table:table-cell>
          <table:table-cell office:value-type="string" table:style-name="ce1">
            <text:p>B.Tech I Year I Semester (R18) Supplementary Examinations Results</text:p>
          </table:table-cell>
          <table:table-cell office:value-type="date" office:date-value="2021-11-22T00:00:00" table:style-name="ce2">
            <text:p>22-Nov-21</text:p>
          </table:table-cell>
          <table:table-cell table:number-columns-repeated="16380"/>
        </table:table-row>
        <table:table-row table:style-name="ro1">
          <table:table-cell office:value-type="float" office:value="35" table:formula="of:=SUM([.A35];1)" table:style-name="ce1">
            <text:p>35</text:p>
          </table:table-cell>
          <table:table-cell office:value-type="string" table:style-name="ce1">
            <text:p>http://results.jntuh.ac.in/jsp/SearchResult.jsp?degree=btech&amp;examCode=1502&amp;etype=r17&amp;type=intgrade</text:p>
          </table:table-cell>
          <table:table-cell office:value-type="string" table:style-name="ce1">
            <text:p>B.Tech III Year II Semester (R18) Regular Examinations Results</text:p>
          </table:table-cell>
          <table:table-cell office:value-type="date" office:date-value="2021-12-09T00:00:00" table:style-name="ce2">
            <text:p>09-Dec-21</text:p>
          </table:table-cell>
          <table:table-cell table:number-columns-repeated="16380"/>
        </table:table-row>
        <table:table-row table:style-name="ro1">
          <table:table-cell office:value-type="float" office:value="36" table:formula="of:=SUM([.A36];1)" table:style-name="ce1">
            <text:p>36</text:p>
          </table:table-cell>
          <table:table-cell office:value-type="string" table:style-name="ce1">
            <text:p>http://results.jntuh.ac.in/jsp/SearchResult.jsp?degree=btech&amp;examCode=1503&amp;etype=r17&amp;type=intgrade</text:p>
          </table:table-cell>
          <table:table-cell office:value-type="string" table:style-name="ce1">
            <text:p>B.Tech I Year II Semester (R18) Regular Examinations Results</text:p>
          </table:table-cell>
          <table:table-cell office:value-type="date" office:date-value="2021-12-16T00:00:00" table:style-name="ce2">
            <text:p>16-Dec-21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aHul 69</meta:initial-creator>
    <dc:creator>SaHul 69</dc:creator>
    <meta:creation-date>2021-12-23T09:03:40Z</meta:creation-date>
    <dc:date>2021-12-23T09:42:25Z</dc:date>
  </office:meta>
</office:document-meta>
</file>